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3">
      <style:text-properties officeooo:rsid="0014f9e3" officeooo:paragraph-rsid="0014f9e3"/>
    </style:style>
    <style:style style:name="P6" style:family="paragraph" style:parent-style-name="Heading_20_3">
      <style:text-properties fo:font-size="12pt" style:font-size-asian="12pt" style:font-size-complex="12pt"/>
    </style:style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Heading_20_2">
      <style:text-properties fo:font-size="14pt" style:font-size-asian="14pt" style:font-size-complex="14pt"/>
    </style:style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7">
      <style:text-properties officeooo:rsid="0015e0d4" officeooo:paragraph-rsid="0015e0d4"/>
    </style:style>
    <style:style style:name="P13" style:family="paragraph" style:parent-style-name="Text_20_body" style:list-style-name="L8">
      <style:paragraph-properties fo:margin-top="0cm" fo:margin-bottom="0.046cm" style:contextual-spacing="false"/>
    </style:style>
    <style:style style:name="P14" style:family="paragraph" style:parent-style-name="Text_20_body" style:list-style-name="L9">
      <style:paragraph-properties fo:margin-top="0cm" fo:margin-bottom="0.046cm" style:contextual-spacing="false"/>
    </style:style>
    <style:style style:name="P15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16" style:family="paragraph" style:parent-style-name="Preformatted_20_Text">
      <style:paragraph-properties style:writing-mode="lr-tb"/>
    </style:style>
    <style:style style:name="P17" style:family="paragraph" style:parent-style-name="Preformatted_20_Text">
      <style:paragraph-properties fo:margin-top="0cm" fo:margin-bottom="0.499cm" style:contextual-spacing="false" style:writing-mode="lr-tb"/>
    </style:style>
    <style:style style:name="P18" style:family="paragraph" style:parent-style-name="Text_20_body" style:list-style-name="L10"/>
    <style:style style:name="P19" style:family="paragraph" style:parent-style-name="Text_20_body" style:list-style-name="L11">
      <style:paragraph-properties fo:margin-top="0cm" fo:margin-bottom="0.046cm" style:contextual-spacing="false"/>
    </style:style>
    <style:style style:name="P20" style:family="paragraph" style:parent-style-name="Text_20_body" style:list-style-name="L12">
      <style:paragraph-properties fo:margin-top="0cm" fo:margin-bottom="0.046cm" style:contextual-spacing="false"/>
    </style:style>
    <style:style style:name="P21" style:family="paragraph" style:parent-style-name="Text_20_body" style:list-style-name="L13"/>
    <style:style style:name="P22" style:family="paragraph" style:parent-style-name="Text_20_body" style:list-style-name="L14"/>
    <style:style style:name="P23" style:family="paragraph" style:parent-style-name="Text_20_body" style:list-style-name="L15">
      <style:paragraph-properties fo:margin-top="0cm" fo:margin-bottom="0.046cm" style:contextual-spacing="false"/>
    </style:style>
    <style:style style:name="T1" style:family="text">
      <style:text-properties fo:color="#ff0000" loext:opacity="100%" fo:font-size="18pt" style:font-size-asian="18pt" style:font-size-complex="18pt"/>
    </style:style>
    <style:style style:name="T2" style:family="text">
      <style:text-properties fo:color="#ff0000" loext:opacity="100%" fo:font-size="14pt" style:font-size-asian="14pt" style:font-size-complex="14pt"/>
    </style:style>
    <style:style style:name="T3" style:family="text">
      <style:text-properties officeooo:rsid="0014f9e3"/>
    </style:style>
    <style:style style:name="T4" style:family="text">
      <style:text-properties officeooo:rsid="0015e0d4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ff0000" loext:opacity="100%" fo:font-size="16pt" style:font-size-asian="16pt" style:font-size-complex="1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RAPPORT DE FAISABILITÉ – PGI TECHDISTRIB</text:span></text:span><text:span text:style-name="Strong_20_Emphasis"> </text:span></text:p>
      <text:h text:style-name="Heading_20_1" text:outline-level="1"><text:span text:style-name="Strong_20_Emphasis"><text:span text:style-name="T2">1. Contexte du projet</text:span></text:span></text:h>
      <text:p text:style-name="Text_20_body">TechDistrib est une entreprise spécialisée dans la vente de matériel informatique.<text:line-break/>Actuellement, la gestion est fragmentée :</text:p>
      <text:list text:style-name="L1">
        <text:list-item>
          <text:p text:style-name="P2">commandes clients faites sur Excel,</text:p>
        </text:list-item>
        <text:list-item>
          <text:p text:style-name="P2">stock mis à jour manuellement,</text:p>
        </text:list-item>
        <text:list-item>
          <text:p text:style-name="P2">pas d’historique centralisé,</text:p>
        </text:list-item>
        <text:list-item>
          <text:p text:style-name="P2">factures générées à la main,</text:p>
        </text:list-item>
        <text:list-item>
          <text:p text:style-name="P2">aucune coordination avec les réapprovisionnements.</text:p>
        </text:list-item>
      </text:list>
      <text:p text:style-name="Text_20_body">L’objectif est de <text:span text:style-name="Strong_20_Emphasis">mettre en place un PGI (ERP) complet</text:span>, capable de centraliser :</text:p>
      <text:h text:style-name="Heading_20_3" text:outline-level="3"><text:s/>Partie A (<text:span text:style-name="T3">Bouchera</text:span>)</text:h>
      <text:list text:style-name="L2">
        <text:list-item>
          <text:p text:style-name="P3">Gestion des clients</text:p>
        </text:list-item>
        <text:list-item>
          <text:p text:style-name="P3">Création/gestion des commandes</text:p>
        </text:list-item>
        <text:list-item>
          <text:p text:style-name="P3">Vérification automatique du stock</text:p>
        </text:list-item>
        <text:list-item>
          <text:p text:style-name="P3">Génération de factures PDF</text:p>
        </text:list-item>
        <text:list-item>
          <text:p text:style-name="P3">Annulation partielle de commande</text:p>
        </text:list-item>
        <text:list-item>
          <text:p text:style-name="P3">Historique client</text:p>
        </text:list-item>
        <text:list-item>
          <text:p text:style-name="P3">Mise à jour automatique du stock après vente</text:p>
        </text:list-item>
      </text:list>
      <text:h text:style-name="Heading_20_3" text:outline-level="3">Partie B (<text:span text:style-name="T3">Fatema</text:span>)</text:h>
      <text:list text:style-name="L3">
        <text:list-item>
          <text:p text:style-name="P4">Gestion des fournisseurs</text:p>
        </text:list-item>
        <text:list-item>
          <text:p text:style-name="P4">Création des commandes d’achat</text:p>
        </text:list-item>
        <text:list-item>
          <text:p text:style-name="P4">Réception des produits</text:p>
        </text:list-item>
        <text:list-item>
          <text:p text:style-name="P4">Mise à jour des stocks</text:p>
        </text:list-item>
        <text:list-item>
          <text:p text:style-name="P4">Alerte automatique quand stock insuffisant</text:p>
        </text:list-item>
        <text:list-item>
          <text:p text:style-name="P4">Suivi des réapprovisionnements</text:p>
        </text:list-item>
        <text:list-item>
          <text:p text:style-name="P5">RH</text:p>
        </text:list-item>
      </text:list>
      <text:h text:style-name="Heading_20_1" text:outline-level="1"><text:span text:style-name="Strong_20_Emphasis"><text:span text:style-name="T2">2. Analyse du besoin</text:span></text:span></text:h>
      <text:h text:style-name="P6" text:outline-level="3">Objectifs principaux</text:h>
      <text:list text:style-name="L4">
        <text:list-item>
          <text:p text:style-name="P7">Automatiser le cycle complet <text:span text:style-name="Strong_20_Emphasis">vente → stock → achat → réappro</text:span><text:span text:style-name="Strong_20_Emphasis"><text:span text:style-name="T4">visionnement</text:span></text:span><text:span text:style-name="Strong_20_Emphasis"> → facture</text:span></text:p>
        </text:list-item>
        <text:list-item>
          <text:p text:style-name="P7">Assurer la cohérence des données dans un <text:span text:style-name="Strong_20_Emphasis">système unique</text:span></text:p>
        </text:list-item>
        <text:list-item>
          <text:p text:style-name="P7"><text:soft-page-break/>Améliorer la fiabilité et réduire les erreurs humaines</text:p>
        </text:list-item>
        <text:list-item>
          <text:p text:style-name="P7">Permettre une vue globale sur l’activité</text:p>
        </text:list-item>
      </text:list>
      <text:h text:style-name="P6" text:outline-level="3">Public concerné</text:h>
      <text:list text:style-name="L5">
        <text:list-item>
          <text:p text:style-name="P8">Service commercial</text:p>
        </text:list-item>
        <text:list-item>
          <text:p text:style-name="P8">Service achat</text:p>
        </text:list-item>
        <text:list-item>
          <text:p text:style-name="P8">Service logistique</text:p>
        </text:list-item>
        <text:list-item>
          <text:p text:style-name="P8">Direction (suivi de l’activité)</text:p>
        </text:list-item>
      </text:list>
      <text:h text:style-name="Heading_20_1" text:outline-level="1"><text:span text:style-name="Strong_20_Emphasis"><text:span text:style-name="T2">3. Faisabilité fonctionnelle</text:span></text:span></text:h>
      <text:h text:style-name="P9" text:outline-level="2">Partie A – Module Ventes</text:h>
      <text:p text:style-name="Text_20_body">Les besoins sont réalisables avec les fonctionnalités développées :</text:p>
      <text:list text:style-name="L6">
        <text:list-item>
          <text:p text:style-name="P10">Ajout/modification/suppression des clients</text:p>
        </text:list-item>
        <text:list-item>
          <text:p text:style-name="P10">Création d’une commande client</text:p>
        </text:list-item>
        <text:list-item>
          <text:p text:style-name="P10">Ajout dynamique de produits</text:p>
        </text:list-item>
        <text:list-item>
          <text:p text:style-name="P10">Calcul automatique du total</text:p>
        </text:list-item>
        <text:list-item>
          <text:p text:style-name="P10">Vérification du stock</text:p>
        </text:list-item>
        <text:list-item>
          <text:p text:style-name="P10">Mise à jour du stock</text:p>
        </text:list-item>
        <text:list-item>
          <text:p text:style-name="P10">Facture PDF générée automatiquement</text:p>
        </text:list-item>
        <text:list-item>
          <text:p text:style-name="P10">Fiche client PDF</text:p>
        </text:list-item>
        <text:list-item>
          <text:p text:style-name="P10">Annulation partielle d’une ligne de commande</text:p>
        </text:list-item>
      </text:list>
      <text:p text:style-name="Text_20_body">➡ <text:span text:style-name="Strong_20_Emphasis">Résultat : Fonctionnel à 100%</text:span></text:p>
      <text:h text:style-name="Heading_20_2" text:outline-level="2">Partie B – Module Achats / Logistique</text:h>
      <text:p text:style-name="Text_20_body">Les fonctionnalités prévues sont réalisables :</text:p>
      <text:list text:style-name="L7">
        <text:list-item>
          <text:p text:style-name="P11">Ajout/modification/suppression des fournisseurs</text:p>
        </text:list-item>
        <text:list-item>
          <text:p text:style-name="P11">Création de commandes fournisseurs</text:p>
        </text:list-item>
        <text:list-item>
          <text:p text:style-name="P11">Réception de marchandises</text:p>
        </text:list-item>
        <text:list-item>
          <text:p text:style-name="P11">Mise à jour automatique du stock à la réception</text:p>
        </text:list-item>
        <text:list-item>
          <text:p text:style-name="P11">Alertes stock bas</text:p>
        </text:list-item>
        <text:list-item>
          <text:p text:style-name="P11">Suivi des seuils d’alerte</text:p>
        </text:list-item>
        <text:list-item>
          <text:p text:style-name="P12">gérer le services RH</text:p>
        </text:list-item>
      </text:list>
      <text:p text:style-name="Text_20_body">➡ <text:span text:style-name="Strong_20_Emphasis">Résultat : Fonctionnel et compatible avec la partie ventes</text:span></text:p>
      <text:h text:style-name="Heading_20_2" text:outline-level="2"><text:soft-page-break/><text:span text:style-name="Strong_20_Emphasis"><text:span text:style-name="T5">Intégration entre les deux modules</text:span></text:span>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Heading">Fonction</text:p>
          </table:table-cell>
          <table:table-cell table:style-name="Tableau3.B1" office:value-type="string">
            <text:p text:style-name="Table_20_Heading">Faisabilité</text:p>
          </table:table-cell>
        </table:table-row>
        <table:table-row>
          <table:table-cell table:style-name="Tableau3.A2" office:value-type="string">
            <text:p text:style-name="Table_20_Contents">La vente met à jour le stock</text:p>
          </table:table-cell>
          <table:table-cell table:style-name="Tableau3.B2" office:value-type="string">
            <text:p text:style-name="Table_20_Contents">✔ oui</text:p>
          </table:table-cell>
        </table:table-row>
        <table:table-row>
          <table:table-cell table:style-name="Tableau3.A2" office:value-type="string">
            <text:p text:style-name="Table_20_Contents">Stock &lt; seuil → commande fournisseur</text:p>
          </table:table-cell>
          <table:table-cell table:style-name="Tableau3.B2" office:value-type="string">
            <text:p text:style-name="Table_20_Contents">✔ oui</text:p>
          </table:table-cell>
        </table:table-row>
        <table:table-row>
          <table:table-cell table:style-name="Tableau3.A2" office:value-type="string">
            <text:p text:style-name="Table_20_Contents">Réception fournisseur → augmente le stock</text:p>
          </table:table-cell>
          <table:table-cell table:style-name="Tableau3.B2" office:value-type="string">
            <text:p text:style-name="Table_20_Contents">✔ oui</text:p>
          </table:table-cell>
        </table:table-row>
        <table:table-row>
          <table:table-cell table:style-name="Tableau3.A2" office:value-type="string">
            <text:p text:style-name="Table_20_Contents">Stock toujours cohérent</text:p>
          </table:table-cell>
          <table:table-cell table:style-name="Tableau3.B2" office:value-type="string">
            <text:p text:style-name="Table_20_Contents">✔ oui</text:p>
          </table:table-cell>
        </table:table-row>
        <table:table-row>
          <table:table-cell table:style-name="Tableau3.A2" office:value-type="string">
            <text:p text:style-name="Table_20_Contents">Base SQL unique, tables connectées</text:p>
          </table:table-cell>
          <table:table-cell table:style-name="Tableau3.B2" office:value-type="string">
            <text:p text:style-name="Table_20_Contents">✔ oui</text:p>
          </table:table-cell>
        </table:table-row>
      </table:table>
      <text:p text:style-name="Text_20_body"><text:span text:style-name="Strong_20_Emphasis"><text:span text:style-name="T5"/></text:span></text:p>
      <text:p text:style-name="Text_20_body">➡ <text:span text:style-name="Strong_20_Emphasis">Les deux parties se complètent parfaitement.</text:span></text:p>
      <text:h text:style-name="Heading_20_1" text:outline-level="1"><text:span text:style-name="Strong_20_Emphasis"><text:span text:style-name="T2">4. Faisabilité technique</text:span></text:span></text:h>
      <text:h text:style-name="P6" text:outline-level="3">Environnement technique choisi</text:h>
      <text:list text:style-name="L8">
        <text:list-item>
          <text:p text:style-name="P13"><text:span text:style-name="Strong_20_Emphasis">AMPPS</text:span> (Apache, PHP, MySQL, phpMyAdmin)</text:p>
        </text:list-item>
        <text:list-item>
          <text:p text:style-name="P13">Langage backend : <text:span text:style-name="Strong_20_Emphasis">PHP</text:span></text:p>
        </text:list-item>
        <text:list-item>
          <text:p text:style-name="P13">Base de données : <text:span text:style-name="Strong_20_Emphasis">MySQL</text:span></text:p>
        </text:list-item>
        <text:list-item>
          <text:p text:style-name="P13">Bibliothèque PDF : <text:span text:style-name="Strong_20_Emphasis">FPDF</text:span></text:p>
        </text:list-item>
      </text:list>
      <text:h text:style-name="P6" text:outline-level="3">Compatibilité</text:h>
      <text:list text:style-name="L9">
        <text:list-item>
          <text:p text:style-name="P14">Compatible Windows 10/11</text:p>
        </text:list-item>
        <text:list-item>
          <text:p text:style-name="P14">Compatible hébergement local</text:p>
        </text:list-item>
        <text:list-item>
          <text:p text:style-name="P14">Faible consommation ressources</text:p>
        </text:list-item>
        <text:list-item>
          <text:p text:style-name="P14">Mise en place simple</text:p>
        </text:list-item>
      </text:list>
      <text:h text:style-name="P6" text:outline-level="3">Architecture</text:h>
      <text:p text:style-name="P15"><text:span text:style-name="Source_20_Text">Navigateur Web</text:span></text:p>
      <text:p text:style-name="P16"><text:span text:style-name="Source_20_Text"><text:s text:c="5"/>↓ HTTP</text:span></text:p>
      <text:p text:style-name="P16"><text:span text:style-name="Source_20_Text">Serveur AMPPS (Apache)</text:span></text:p>
      <text:p text:style-name="P16"><text:span text:style-name="Source_20_Text"><text:s text:c="5"/>↓ PHP</text:span></text:p>
      <text:p text:style-name="P17"><text:span text:style-name="Source_20_Text">Base MySQL</text:span></text:p>
      <text:p text:style-name="Text_20_body">➡ Architecture légère et parfaitement adaptée.</text:p>
      <text:h text:style-name="Heading_20_1" text:outline-level="1"><text:span text:style-name="Strong_20_Emphasis"><text:span text:style-name="T5">5. Faisabilité économique</text:span></text:span></text:h>
      <text:h text:style-name="P6" text:outline-level="3">Coût matériel</text:h>
      <text:list text:style-name="L10">
        <text:list-item>
          <text:p text:style-name="P18">Aucune dépense supplémentaire (AMPPS est gratuit)</text:p>
        </text:list-item>
      </text:list>
      <text:h text:style-name="P6" text:outline-level="3">Coût logiciel</text:h>
      <text:list text:style-name="L11">
        <text:list-item>
          <text:p text:style-name="P19">PHP : gratuit</text:p>
        </text:list-item>
        <text:list-item>
          <text:p text:style-name="P19">MySQL : gratuit</text:p>
        </text:list-item>
        <text:list-item>
          <text:p text:style-name="P19">FPDF : gratuit</text:p>
        </text:list-item>
        <text:list-item>
          <text:p text:style-name="P19">Navigateur web : gratuit</text:p>
        </text:list-item>
      </text:list>
      <text:h text:style-name="P6" text:outline-level="3"><text:soft-page-break/>Temps de développement</text:h>
      <text:list text:style-name="L12">
        <text:list-item>
          <text:p text:style-name="P20">Partie A : ~20 heures</text:p>
        </text:list-item>
        <text:list-item>
          <text:p text:style-name="P20">Partie B : ~20 heures</text:p>
        </text:list-item>
        <text:list-item>
          <text:p text:style-name="P20">Tests + intégration : ~10 heures</text:p>
        </text:list-item>
      </text:list>
      <text:p text:style-name="Text_20_body">➡ Projet réalisable <text:span text:style-name="Strong_20_Emphasis">sans coût supplémentaire</text:span>.</text:p>
      <text:h text:style-name="Heading_20_1" text:outline-level="1"><text:span text:style-name="Strong_20_Emphasis"><text:span text:style-name="T2">6. Faisabilité organisationnelle</text:span></text:span></text:h>
      <text:list text:style-name="L13">
        <text:list-item>
          <text:p text:style-name="P21">Deux développeurs (<text:span text:style-name="T3">Fatema et Bouchera</text:span>)</text:p>
        </text:list-item>
        <text:list-item>
          <text:p text:style-name="P21">Division claire :</text:p>
          <text:list>
            <text:list-item>
              <text:p text:style-name="P21"><text:span text:style-name="Strong_20_Emphasis">A</text:span> = Ventes/Clients/<text:span text:style-name="T3">Stock/</text:span>Factures</text:p>
            </text:list-item>
            <text:list-item>
              <text:p text:style-name="P21"><text:span text:style-name="Strong_20_Emphasis">B</text:span> = Achats/Stock/Fournisseurs/<text:span text:style-name="T3">RH</text:span></text:p>
            </text:list-item>
          </text:list>
        </text:list-item>
        <text:list-item>
          <text:p text:style-name="P21">Communication simple : même base SQL</text:p>
        </text:list-item>
        <text:list-item>
          <text:p text:style-name="P21">Répartition équilibrée du travail</text:p>
        </text:list-item>
      </text:list>
      <text:p text:style-name="Text_20_body">➡ Organisation simple et réaliste.</text:p>
      <text:h text:style-name="Heading_20_1" text:outline-level="1"><text:span text:style-name="Strong_20_Emphasis"><text:span text:style-name="T6">7. Faisabilité juridique</text:span></text:span></text:h>
      <text:list text:style-name="L14">
        <text:list-item>
          <text:p text:style-name="P22">Aucune donnée sensible type RGPD (clients virtuels).</text:p>
        </text:list-item>
        <text:list-item>
          <text:p text:style-name="P22">Pas de données personnelles réelles.</text:p>
        </text:list-item>
        <text:list-item>
          <text:p text:style-name="P22">Pas de transmission externe.</text:p>
        </text:list-item>
      </text:list>
      <text:p text:style-name="Text_20_body">➡ Conforme.</text:p>
      <text:h text:style-name="Heading_20_1" text:outline-level="1"><text:span text:style-name="Strong_20_Emphasis"><text:span text:style-name="T2">8. Faisabilité globale – Synthèse</text:span></text:span></text:h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Table_20_Heading">Axe</text:p>
          </table:table-cell>
          <table:table-cell table:style-name="Tableau1.A1" office:value-type="string">
            <text:p text:style-name="Table_20_Heading">Faisable ?</text:p>
          </table:table-cell>
          <table:table-cell table:style-name="Tableau1.C1" office:value-type="string">
            <text:p text:style-name="Table_20_Heading">Commentaire</text:p>
          </table:table-cell>
        </table:table-row>
        <table:table-row>
          <table:table-cell table:style-name="Tableau1.A2" office:value-type="string">
            <text:p text:style-name="Table_20_Contents">Fonctionnelle</text:p>
          </table:table-cell>
          <table:table-cell table:style-name="Tableau1.A2" office:value-type="string">
            <text:p text:style-name="Table_20_Contents">⭐⭐⭐⭐⭐</text:p>
          </table:table-cell>
          <table:table-cell table:style-name="Tableau1.C2" office:value-type="string">
            <text:p text:style-name="Table_20_Contents">Toutes les fonctions sont implémentables et testées</text:p>
          </table:table-cell>
        </table:table-row>
        <table:table-row>
          <table:table-cell table:style-name="Tableau1.A2" office:value-type="string">
            <text:p text:style-name="Table_20_Contents">Technique</text:p>
          </table:table-cell>
          <table:table-cell table:style-name="Tableau1.A2" office:value-type="string">
            <text:p text:style-name="Table_20_Contents">⭐⭐⭐⭐⭐</text:p>
          </table:table-cell>
          <table:table-cell table:style-name="Tableau1.C2" office:value-type="string">
            <text:p text:style-name="Table_20_Contents">AMPPS + PHP = parfait</text:p>
          </table:table-cell>
        </table:table-row>
        <table:table-row>
          <table:table-cell table:style-name="Tableau1.A2" office:value-type="string">
            <text:p text:style-name="Table_20_Contents">Organisationnelle</text:p>
          </table:table-cell>
          <table:table-cell table:style-name="Tableau1.A2" office:value-type="string">
            <text:p text:style-name="Table_20_Contents">⭐⭐⭐⭐⭐</text:p>
          </table:table-cell>
          <table:table-cell table:style-name="Tableau1.C2" office:value-type="string">
            <text:p text:style-name="Table_20_Contents">Travail à deux bien séparé</text:p>
          </table:table-cell>
        </table:table-row>
        <table:table-row>
          <table:table-cell table:style-name="Tableau1.A2" office:value-type="string">
            <text:p text:style-name="Table_20_Contents">Économique</text:p>
          </table:table-cell>
          <table:table-cell table:style-name="Tableau1.A2" office:value-type="string">
            <text:p text:style-name="Table_20_Contents">⭐⭐⭐⭐⭐</text:p>
          </table:table-cell>
          <table:table-cell table:style-name="Tableau1.C2" office:value-type="string">
            <text:p text:style-name="Table_20_Contents">0 coût</text:p>
          </table:table-cell>
        </table:table-row>
        <table:table-row>
          <table:table-cell table:style-name="Tableau1.A2" office:value-type="string">
            <text:p text:style-name="Table_20_Contents">Juridique</text:p>
          </table:table-cell>
          <table:table-cell table:style-name="Tableau1.A2" office:value-type="string">
            <text:p text:style-name="Table_20_Contents">⭐⭐⭐⭐⭐</text:p>
          </table:table-cell>
          <table:table-cell table:style-name="Tableau1.C2" office:value-type="string">
            <text:p text:style-name="Table_20_Contents">Pas de risque</text:p>
          </table:table-cell>
        </table:table-row>
      </table:table>
      <text:p text:style-name="Text_20_body"/>
      <text:h text:style-name="Heading_20_1" text:outline-level="1"><text:span text:style-name="Strong_20_Emphasis"><text:span text:style-name="T2">9. Conclusion</text:span></text:span></text:h>
      <text:p text:style-name="Text_20_body">La mise en œuvre du PGI TechDistrib est <text:span text:style-name="Strong_20_Emphasis">totalement faisable</text:span>.<text:line-break/>Les deux modules (Ventes et Achats/Logistique) <text:span text:style-name="Strong_20_Emphasis">sont compatibles</text:span>,<text:line-break/>partagent une <text:span text:style-name="Strong_20_Emphasis">base SQL unique</text:span> et garantissent une gestion complète du cycle commercial.</text:p>
      <text:p text:style-name="Text_20_body">Le projet présente :</text:p>
      <text:list text:style-name="L15">
        <text:list-item>
          <text:p text:style-name="P23"><text:soft-page-break/>une architecture robuste,</text:p>
        </text:list-item>
        <text:list-item>
          <text:p text:style-name="P23">une répartition de travail efficace,</text:p>
        </text:list-item>
        <text:list-item>
          <text:p text:style-name="P23">une solution professionnelle,</text:p>
        </text:list-item>
        <text:list-item>
          <text:p text:style-name="P23">et aucune contrainte bloquante.</text:p>
        </text:list-item>
      </text:list>
      <text:p text:style-name="Text_20_body">➡ <text:span text:style-name="Strong_20_Emphasis">Le projet peut être validé et développé sans risque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2T12:41:26.688202400</meta:creation-date>
    <dc:date>2025-11-22T18:21:23.470329900</dc:date>
    <meta:editing-duration>PT47M56S</meta:editing-duration>
    <meta:editing-cycles>2</meta:editing-cycles>
    <meta:generator>LibreOffice/25.2.6.2$Windows_X86_64 LibreOffice_project/729c5bfe710f5eb71ed3bbde9e06a6065e9c6c5d</meta:generator>
    <meta:document-statistic meta:table-count="2" meta:image-count="0" meta:object-count="0" meta:page-count="5" meta:paragraph-count="144" meta:word-count="670" meta:character-count="4131" meta:non-whitespace-character-count="3661"/>
  </office:meta>
</office:document-meta>
</file>